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c50c" officeooo:paragraph-rsid="0004c50c"/>
    </style:style>
    <style:style style:name="P2" style:family="paragraph" style:parent-style-name="Standard">
      <style:text-properties officeooo:rsid="0004e363" officeooo:paragraph-rsid="0004e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udowanie struktury stron </text:p>
      <text:p text:style-name="P1"/>
      <text:p text:style-name="P1">zrzut ekranu 1 scenariusza </text:p>
      <text:p text:style-name="P1"/>
      <text:p text:style-name="P2">angular + dotnet – pawe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12:56:29.735000000</dc:date>
    <meta:editing-duration>PT3M1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" meta:word-count="11" meta:character-count="78" meta:non-whitespace-character-count="67"/>
  </office:meta>
</office:document-meta>
</file>